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/>
          <table:table-cell table:style-name="ce13" table:formula="of:=[.E7]-[.G7]" office:value-type="float" office:value="24000" calcext:value-type="float">
            <text:p>24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/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/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233.28" calcext:value-type="float">
            <text:p>12.23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233.28" calcext:value-type="float">
            <text:p>12.23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4073" calcext:value-type="float">
            <text:p>14.073</text:p>
          </table:table-cell>
          <table:table-cell table:style-name="ce13" table:formula="of:=[.E11]-[.G11]" office:value-type="float" office:value="15927" calcext:value-type="float">
            <text:p>15.927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0793" calcext:value-type="float">
            <text:p>10.793</text:p>
          </table:table-cell>
          <table:table-cell table:style-name="ce13" table:formula="of:=[.E12]-[.G12]" office:value-type="float" office:value="-10793" calcext:value-type="float">
            <text:p>-10.7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 <text:s text:c="2"/>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924.51" calcext:value-type="float">
            <text:p>925</text:p>
          </table:table-cell>
          <table:table-cell table:style-name="ce13" table:formula="of:=[.E14]-[.G14]" office:value-type="float" office:value="-924.51" calcext:value-type="float">
            <text:p>-925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070.45" calcext:value-type="float">
            <text:p>109.070</text:p>
          </table:table-cell>
          <table:table-cell table:style-name="ce11" table:formula="of:=SUM([.E4:.E17])" office:value-type="float" office:value="109303.73" calcext:value-type="float">
            <text:p>109.30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25790.51" calcext:value-type="float">
            <text:p>25.791</text:p>
          </table:table-cell>
          <table:table-cell table:style-name="ce11" table:formula="of:=SUM([.H4:.H17])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76" calcext:value-type="float">
            <text:p>0,76</text:p>
          </table:table-cell>
          <table:table-cell table:style-name="ce9" table:formula="of:=[.H20]*[.G22]" office:value-type="float" office:value="63470.0472" calcext:value-type="float">
            <text:p>63.4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24" calcext:value-type="float">
            <text:p>0,24</text:p>
          </table:table-cell>
          <table:table-cell table:style-name="ce9" table:formula="of:=[.H20]*[.G23]" office:value-type="float" office:value="20043.1728" calcext:value-type="float">
            <text:p>20.04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table:number-columns-repeated="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table:number-columns-repeated="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4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4000" calcext:value-type="float">
            <text:p>24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2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senet alın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17]+[.C22]-[.D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2]+[.C23]-[.D23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3]+[.C24]-[.D24]" office:value-type="float" office:value="-1207.92" calcext:value-type="float">
            <text:p>-1.207,92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4]+[.C25]-[.D25]" office:value-type="float" office:value="-1217.56" calcext:value-type="float">
            <text:p>-1.217,5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5]+[.C26]-[.D26]" office:value-type="float" office:value="-1225.2" calcext:value-type="float">
            <text:p>-1.225,2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6]+[.C27]-[.D27]" office:value-type="float" office:value="-1230.96" calcext:value-type="float">
            <text:p>-1.230,9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7]+[.C28]-[.D28]" office:value-type="float" office:value="-1246.71" calcext:value-type="float">
            <text:p>-1.246,7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8]+[.C29]-[.D29]" office:value-type="float" office:value="-1260.99" calcext:value-type="float">
            <text:p>-1.260,9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29]+[.C30]-[.D30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0]+[.C31]-[.D31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1]+[.C32]-[.D32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2]+[.C33]-[.D33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2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12233.28" calcext:value-type="float">
            <text:p>12.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233.28" calcext:value-type="float">
            <text:p>12.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4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4073" calcext:value-type="float">
            <text:p>14.0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5927" calcext:value-type="float">
            <text:p>15.9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4073" calcext:value-type="float">
            <text:p>14.0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0793" calcext:value-type="float">
            <text:p>10.79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0793" calcext:value-type="float">
            <text:p>-10.793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0793" calcext:value-type="float">
            <text:p>10.79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24.51" calcext:value-type="float">
            <text:p>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office:value-type="float" office:value="18616.18" calcext:value-type="float">
            <text:p>+18.616,18</text:p>
          </table:table-cell>
          <table:table-cell table:style-name="ce163"/>
          <table:table-cell table:style-name="ce163" table:formula="of:=-[.C11]" office:value-type="float" office:value="-18616.18" calcext:value-type="float">
            <text:p>-18.6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20043.1728" calcext:value-type="float">
            <text:p>20.043,17</text:p>
          </table:table-cell>
          <table:table-cell table:style-name="ce164"/>
          <table:table-cell table:style-name="ce164" table:formula="of:=[.E11]-[.C12]+[.D12]" office:value-type="float" office:value="-38659.3528" calcext:value-type="float">
            <text:p>-38.659,35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32659.3528" calcext:value-type="float">
            <text:p>-32.659,35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32659.3528" calcext:value-type="float">
            <text:p>-32.659,35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</table:table-row>
        <table:table-row table:style-name="ro3" table:number-rows-repeated="2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</table:table-row>
        <table:table-row table:style-name="ro3" table:number-rows-repeated="2">
          <table:table-cell table:number-columns-repeated="4"/>
          <table:table-cell table:style-name="ce48"/>
          <table:table-cell/>
        </table:table-row>
        <table:table-row table:style-name="ro3">
          <table:table-cell table:number-columns-repeated="4"/>
          <table:table-cell table:style-name="ce49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4:18:57.65044374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6T14:59:33.073014067</dc:date>
    <meta:editing-duration>P2DT11H47M34S</meta:editing-duration>
    <meta:editing-cycles>152</meta:editing-cycles>
    <meta:generator>LibreOffice/7.1.6.2$Linux_X86_64 LibreOffice_project/10$Build-2</meta:generator>
    <meta:print-date>2021-09-29T17:30:44.307828083</meta:print-date>
    <meta:document-statistic meta:table-count="11" meta:cell-count="652" meta:object-count="0"/>
  </office:meta>
</office:document-meta>
</file>